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6"/>
    <style:style style:name="ce3" style:family="table-cell" style:parent-style-name="Default" style:data-style-name="N129"/>
    <style:style style:name="ce4" style:family="table-cell" style:parent-style-name="Default" style:data-style-name="N10036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Years" table:style-name="ta1">
        <table:shapes>
          <draw:frame draw:z-index="0" draw:style-name="gr1" draw:text-style-name="P1" svg:width="7.4358in" svg:height="3.9799in" svg:x="2.6736in" svg:y="0.1965in">
            <draw:object draw:notify-on-update-of-ranges="Years.A2:Years.A20 Years.B1:Years.B1 Years.B2:Years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2">
          <table:table-cell table:style-name="ce2"/>
          <table:table-cell/>
        </table:table-row>
        <table:table-row table:style-name="ro1">
          <table:table-cell table:style-name="ce2"/>
          <table:table-cell/>
        </table:table-row>
      </table:table>
      <table:table table:name="Original Data" table:style-name="ta1">
        <table:shapes>
          <draw:frame draw:z-index="0" draw:style-name="gr2" draw:text-style-name="P1" svg:width="6.374in" svg:height="3.5453in" svg:x="2.7098in" svg:y="0.0417in">
            <draw:object draw:notify-on-update-of-ranges="'Original Data'.B2:'Original Data'.B31 'Original Data'.C1:'Original Data'.C1 'Original Data'.C2:'Original Data'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1999-10-16" calcext:value-type="date">
            <text:p>16.10.199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1999-11-13" calcext:value-type="date">
            <text:p>13.11.199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date" office:date-value="1999-12-04" calcext:value-type="date">
            <text:p>04.12.199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date" office:date-value="1999-12-27" calcext:value-type="date">
            <text:p>27.12.199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date" office:date-value="2000-01-23" calcext:value-type="date">
            <text:p>23.01.200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00-04-09" calcext:value-type="date">
            <text:p>09.04.2000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date" office:date-value="2000-05-19" calcext:value-type="date">
            <text:p>19.05.200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00-08-22" calcext:value-type="date">
            <text:p>22.08.20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4" office:value-type="string" calcext:value-type="string">
            <text:p>27.11.200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date" office:date-value="2001-04-18" calcext:value-type="date">
            <text:p>18.04.2001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01-08-04" calcext:value-type="date">
            <text:p>04.08.200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date" office:date-value="2001-08-31" calcext:value-type="date">
            <text:p>31.08.200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date" office:date-value="2001-09-25" calcext:value-type="date">
            <text:p>25.09.200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date" office:date-value="2001-12-27" calcext:value-type="date">
            <text:p>27.12.2001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date" office:date-value="2002-07-13" calcext:value-type="date">
            <text:p>13.07.2002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02-11-07" calcext:value-type="date">
            <text:p>07.11.2002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date" office:date-value="2003-01-09" calcext:value-type="date">
            <text:p>09.01.2003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date" office:date-value="2003-11-12" calcext:value-type="date">
            <text:p>12.11.2003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date" office:date-value="2004-07-15" calcext:value-type="date">
            <text:p>15.07.200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date" office:date-value="2005-04-28" calcext:value-type="date">
            <text:p>28.04.200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06-01-03" calcext:value-type="date">
            <text:p>03.01.2006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date" office:date-value="2007-09-27" calcext:value-type="date">
            <text:p>27.09.2007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date" office:date-value="2007-08-23" calcext:value-type="date">
            <text:p>23.08.200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date" office:date-value="2009-05-29" calcext:value-type="date">
            <text:p>29.05.2009</text:p>
          </table:table-cell>
          <table:table-cell office:value-type="float" office:value="2843" calcext:value-type="float">
            <text:p>2843</text:p>
          </table:table-cell>
        </table:table-row>
        <table:table-row table:style-name="ro1">
          <table:table-cell table:style-name="Default" office:value-type="float" office:value="3.4" calcext:value-type="float">
            <text:p>3.4</text:p>
          </table:table-cell>
          <table:table-cell office:value-type="date" office:date-value="2010-12-22" calcext:value-type="date">
            <text:p>22.12.2010</text:p>
          </table:table-cell>
          <table:table-cell office:value-type="float" office:value="3862" calcext:value-type="float">
            <text:p>3862</text:p>
          </table:table-cell>
        </table:table-row>
        <table:table-row table:style-name="ro1">
          <table:table-cell table:style-name="Default" office:value-type="float" office:value="3.5" calcext:value-type="float">
            <text:p>3.5</text:p>
          </table:table-cell>
          <table:table-cell office:value-type="date" office:date-value="2012-02-24" calcext:value-type="date">
            <text:p>24.02.2012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table:style-name="Default" office:value-type="float" office:value="3.6" calcext:value-type="float">
            <text:p>3.6</text:p>
          </table:table-cell>
          <table:table-cell office:value-type="date" office:date-value="2012-12-23" calcext:value-type="date">
            <text:p>23.12.2012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Default" office:value-type="float" office:value="3.7" calcext:value-type="float">
            <text:p>3.7</text:p>
          </table:table-cell>
          <table:table-cell office:value-type="date" office:date-value="2013-12-30" calcext:value-type="date">
            <text:p>30.12.2013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office:value-type="date" office:date-value="2015-09-29" calcext:value-type="date">
            <text:p>29.09.2015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Default"/>
          <table:table-cell office:value-type="date" office:date-value="2022-02-08" calcext:value-type="date">
            <text:p>08.02.202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 style:data-style-name="N2" text:time-value="21:14:13.553975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9-08T16:51:43.886000000</meta:creation-date>
    <meta:generator>LibreOffice/25.2.3.2$Windows_x86 LibreOffice_project/bbb074479178df812d175f709636b368952c2ce3</meta:generator>
    <dc:date>2025-12-20T21:15:48.886630600</dc:date>
    <meta:editing-duration>PT42M35S</meta:editing-duration>
    <meta:editing-cycles>8</meta:editing-cycles>
    <meta:document-statistic meta:table-count="2" meta:cell-count="13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191cm" svg:height="9.006cm" xlink:href=".." xlink:type="simple" chart:class="chart:bar" chart:style-name="ch1">
        <chart:legend chart:legend-position="end" svg:x="14.436cm" svg:y="4.208cm" style:legend-expansion="high" chart:style-name="ch2"/>
        <chart:plot-area chart:style-name="ch3" svg:x="0.323cm" svg:y="0.18cm" svg:width="13.79cm" svg:height="8.646cm">
          <chart:coordinate-region svg:x="1.5cm" svg:y="0.375cm" svg:width="12.613cm" svg:height="6.677cm"/>
          <chart:axis chart:dimension="x" chart:name="primary-x" chart:style-name="ch4" chartooo:axis-type="auto">
            <chartooo:date-scale/>
            <chart:categories table:cell-range-address="'Original Data'.B2:'Original Data'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Original Data'.C2:'Original Data'.C31" chart:label-cell-address="'Original Data'.C1:'Original Data'.C1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'Original Data'.C1:'Original Data'.C1</svg:desc>
                </draw:g>
              </table:table-cell>
            </table:table-row>
          </table:table-header-rows>
          <table:table-rows>
            <table:table-row>
              <table:table-cell office:value-type="float" office:value="36449">
                <text:p>36449</text:p>
                <draw:g>
                  <svg:desc>'Original Data'.B2:'Original Data'.B31</svg:desc>
                </draw:g>
              </table:table-cell>
              <table:table-cell office:value-type="float" office:value="359">
                <text:p>359</text:p>
                <draw:g>
                  <svg:desc>'Original Data'.C2:'Original Data'.C31</svg:desc>
                </draw:g>
              </table:table-cell>
            </table:table-row>
            <table:table-row>
              <table:table-cell office:value-type="float" office:value="36477">
                <text:p>3647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36498">
                <text:p>3649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36521">
                <text:p>365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6548">
                <text:p>3654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36625">
                <text:p>366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665">
                <text:p>3666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6760">
                <text:p>36760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7.11.20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36999">
                <text:p>3699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37107">
                <text:p>37107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7134">
                <text:p>3713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37159">
                <text:p>3715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37252">
                <text:p>3725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37450">
                <text:p>3745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37567">
                <text:p>3756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37937">
                <text:p>37937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38183">
                <text:p>3818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39352">
                <text:p>39352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39317">
                <text:p>3931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39962">
                <text:p>39962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40534">
                <text:p>4053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float" office:value="41266">
                <text:p>41266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1638">
                <text:p>41638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42276">
                <text:p>4227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6204">
                <text:p>6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 LibreOffice_project/bbb074479178df812d175f709636b368952c2ce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888cm" svg:height="10.11cm" xlink:href=".." xlink:type="simple" chart:class="chart:bar" chart:style-name="ch1">
        <chart:plot-area chart:style-name="ch2" svg:x="1.371cm" svg:y="0.202cm" svg:width="17.14cm" svg:height="8.742cm">
          <chart:coordinate-region svg:x="2.407cm" svg:y="0.397cm" svg:width="16.104cm" svg:height="7.908cm"/>
          <chart:axis chart:dimension="x" chart:name="primary-x" chart:style-name="ch3" chartooo:axis-type="auto">
            <chartooo:date-scale/>
            <chart:title svg:x="9.548cm" svg:y="9.147cm" chart:style-name="ch4">
              <text:p><text:span text:style-name="T1">Year</text:span></text:p>
            </chart:title>
            <chart:categories table:cell-range-address="Years.A2:Years.A20"/>
          </chart:axis>
          <chart:axis chart:dimension="y" chart:name="primary-y" chart:style-name="ch5">
            <chart:title svg:x="0.451cm" svg:y="5.08cm" chart:style-name="ch6">
              <text:p><text:span text:style-name="T1">Songs</text:span></text:p>
            </chart:title>
            <chart:grid chart:style-name="ch7" chart:class="major"/>
          </chart:axis>
          <chart:series chart:style-name="ch8" chart:values-cell-range-address="Years.B2:Years.B20" chart:label-cell-address="Years.B1:Years.B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ngs</text:p>
                <draw:g>
                  <svg:desc>Years.B1:Years.B1</svg:desc>
                </draw:g>
              </table:table-cell>
            </table:table-row>
          </table:table-header-rows>
          <table:table-rows>
            <table:table-row>
              <table:table-cell office:value-type="float" office:value="1999">
                <text:p>1999</text:p>
                <draw:g>
                  <svg:desc>Years.A2:Years.A20</svg:desc>
                </draw:g>
              </table:table-cell>
              <table:table-cell office:value-type="float" office:value="359">
                <text:p>359</text:p>
                <draw:g>
                  <svg:desc>Years.B2:Years.B2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6315">
                <text:p>63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3.2$Windows_x86 LibreOffice_project/bbb074479178df812d175f709636b368952c2ce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